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dee18"/>
    </style:style>
    <style:style style:name="T1" style:family="text">
      <style:text-properties officeooo:rsid="001dee1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####The following is the result of the summary(fit) command which is basically calculating the regression effect of all the other factors on temperature alone.</text:span></text:p>
      <text:p text:style-name="P1"><text:span text:style-name="T1"/></text:p>
      <text:p text:style-name="P1"><text:span text:style-name="T1">Deviance Residuals: </text:span></text:p>
      <text:p text:style-name="P1"><text:span text:style-name="T1"><text:s text:c="4"/>Min <text:s text:c="6"/>1Q <text:s text:c="2"/>Median <text:s text:c="6"/>3Q <text:s text:c="5"/>Max <text:s/></text:span></text:p>
      <text:p text:style-name="P1"><text:span text:style-name="T1">-2.9142 <text:s/>-0.6685 <text:s/>-0.0365 <text:s text:c="2"/>0.6348 <text:s text:c="2"/>3.1783 <text:s/></text:span></text:p>
      <text:p text:style-name="P1"><text:span text:style-name="T1"/></text:p>
      <text:p text:style-name="P1"><text:span text:style-name="T1">Coefficients:</text:span></text:p>
      <text:p text:style-name="P1"><text:span text:style-name="T1"><text:s text:c="14"/>Estimate Std. Error t value Pr(&gt;|t|) <text:s text:c="3"/></text:span></text:p>
      <text:p text:style-name="P1"><text:span text:style-name="T1">(Intercept) 147.769883 <text:s/>19.228832 <text:s text:c="2"/>7.685 1.48e-13 ***</text:span></text:p>
      <text:p text:style-name="P1"><text:span text:style-name="T1">Dpavg <text:s text:c="8"/>0.919480 <text:s text:c="2"/>0.025179 <text:s/>36.517 <text:s/>&lt; 2e-16 ***</text:span></text:p>
      <text:p text:style-name="P1"><text:span text:style-name="T1">Hmavg <text:s text:c="7"/>-0.254211 <text:s text:c="2"/>0.006712 -37.876 <text:s/>&lt; 2e-16 ***</text:span></text:p>
      <text:p text:style-name="P1"><text:span text:style-name="T1">SLPavg <text:s text:c="6"/>-0.121575 <text:s text:c="2"/>0.018665 <text:s/>-6.514 2.48e-10 ***</text:span></text:p>
      <text:p text:style-name="P1"><text:span text:style-name="T1">VISavg <text:s text:c="7"/>0.001297 <text:s text:c="2"/>0.232493 <text:s text:c="2"/>0.006 <text:s/>0.99555 <text:s text:c="3"/></text:span></text:p>
      <text:p text:style-name="P1"><text:span text:style-name="T1">Wnavg <text:s text:c="7"/>-0.051511 <text:s text:c="2"/>0.017044 <text:s/>-3.022 <text:s/>0.00269 ** </text:span></text:p>
      <text:p text:style-name="P1"><text:span text:style-name="T1">---</text:span></text:p>
      <text:p text:style-name="P1"><text:span text:style-name="T1">Signif. codes: <text:s/>0 ‘***’ 0.001 ‘**’ 0.01 ‘*’ 0.05 ‘.’ 0.1 ‘ ’ 1 </text:span></text:p>
      <text:p text:style-name="P1"><text:span text:style-name="T1"/></text:p>
      <text:p text:style-name="P1"><text:span text:style-name="T1">(Dispersion parameter for gaussian family taken to be 0.9484188)</text:span></text:p>
      <text:p text:style-name="P1"><text:span text:style-name="T1"/></text:p>
      <text:p text:style-name="P1"><text:span text:style-name="T1"><text:s text:c="4"/>Null deviance: 3048.75 <text:s/>on 364 <text:s/>degrees of freedom</text:span></text:p>
      <text:p text:style-name="P1"><text:span text:style-name="T1">Residual deviance: <text:s/>340.48 <text:s/>on 359 <text:s/>degrees of freedom</text:span></text:p>
      <text:p text:style-name="P1"><text:span text:style-name="T1"><text:s text:c="2"/>(1 observation deleted due to missingness)</text:span></text:p>
      <text:p text:style-name="P1"><text:span text:style-name="T1">AIC: 1024.4</text:span></text:p>
      <text:p text:style-name="P1"><text:span text:style-name="T1"/></text:p>
      <text:p text:style-name="P1"><text:span text:style-name="T1">Number of Fisher Scoring iterations: 2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####The result of the following command (i.e. figuring out the confidence interval) :</text:span></text:p>
      <text:p text:style-name="P1"><text:span text:style-name="T1"/></text:p>
      <text:p text:style-name="P1"><text:span text:style-name="T1">&gt; confint(fit)</text:span></text:p>
      <text:p text:style-name="P1"><text:span text:style-name="T1">Waiting for profiling to be done...</text:span></text:p>
      <text:p text:style-name="P1"><text:span text:style-name="T1"><text:s text:c="19"/>2.5 % <text:s text:c="6"/>97.5 %</text:span></text:p>
      <text:p text:style-name="P1"><text:span text:style-name="T1">(Intercept) 110.08206469 185.45770219</text:span></text:p>
      <text:p text:style-name="P1"><text:span text:style-name="T1">Dpavg <text:s text:c="8"/>0.87012895 <text:s text:c="2"/>0.96883048</text:span></text:p>
      <text:p text:style-name="P1"><text:span text:style-name="T1">Hmavg <text:s text:c="7"/>-0.26736500 <text:s/>-0.24105603</text:span></text:p>
      <text:p text:style-name="P1"><text:span text:style-name="T1">SLPavg <text:s text:c="6"/>-0.15815756 <text:s/>-0.08499265</text:span></text:p>
      <text:p text:style-name="P1"><text:span text:style-name="T1">VISavg <text:s text:c="6"/>-0.45438159 <text:s text:c="2"/>0.45697596</text:span></text:p>
      <text:p text:style-name="P1"><text:span text:style-name="T1">Wnavg <text:s text:c="7"/>-0.08491617 <text:s/>-0.01810501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##### I am sure this thing that is coming up now is pretty decent predicted values of the temperature because of the combined effect of all the factors on the avg. temp.</text:span></text:p>
      <text:p text:style-name="P1"><text:span text:style-name="T1"/></text:p>
      <text:p text:style-name="P1"><text:span text:style-name="T1">[***All the factors considered in the data mining(analysis) are the average values considered]</text:span></text:p>
      <text:p text:style-name="P1"><text:span text:style-name="T1"/></text:p>
      <text:p text:style-name="P1"><text:soft-page-break/><text:span text:style-name="T1"><text:s text:c="7"/>1 <text:s text:c="7"/>2 <text:s text:c="7"/>3 <text:s text:c="7"/>4 <text:s text:c="7"/>5 <text:s text:c="7"/>6 <text:s text:c="7"/>7 <text:s text:c="7"/>8 </text:span></text:p>
      <text:p text:style-name="P1"><text:span text:style-name="T1">22.84562 21.87905 21.27915 23.16251 21.39426 21.79221 22.71839 22.75520 </text:span></text:p>
      <text:p text:style-name="P1"><text:span text:style-name="T1"><text:s text:c="7"/>9 <text:s text:c="6"/>10 <text:s text:c="6"/>11 <text:s text:c="6"/>12 <text:s text:c="6"/>13 <text:s text:c="6"/>14 <text:s text:c="6"/>15 <text:s text:c="6"/>16 </text:span></text:p>
      <text:p text:style-name="P1"><text:span text:style-name="T1">21.18021 22.15930 23.68625 22.94214 24.48770 24.80129 24.62771 23.57687 </text:span></text:p>
      <text:p text:style-name="P1"><text:span text:style-name="T1"><text:s text:c="6"/>17 <text:s text:c="6"/>18 <text:s text:c="6"/>19 <text:s text:c="6"/>20 <text:s text:c="6"/>21 <text:s text:c="6"/>22 <text:s text:c="6"/>23 <text:s text:c="6"/>24 </text:span></text:p>
      <text:p text:style-name="P1"><text:span text:style-name="T1">24.54974 23.64838 23.45176 25.64679 25.10158 27.67046 26.48322 26.31013 </text:span></text:p>
      <text:p text:style-name="P1"><text:span text:style-name="T1"><text:s text:c="6"/>25 <text:s text:c="6"/>26 <text:s text:c="6"/>27 <text:s text:c="6"/>28 <text:s text:c="6"/>29 <text:s text:c="6"/>30 <text:s text:c="6"/>31 <text:s text:c="6"/>32 </text:span></text:p>
      <text:p text:style-name="P1"><text:span text:style-name="T1">24.08059 23.18841 22.91927 23.36863 23.22629 24.51193 23.52017 24.32378 </text:span></text:p>
      <text:p text:style-name="P1"><text:span text:style-name="T1"><text:s text:c="6"/>33 <text:s text:c="6"/>34 <text:s text:c="6"/>35 <text:s text:c="6"/>36 <text:s text:c="6"/>37 <text:s text:c="6"/>38 <text:s text:c="6"/>39 <text:s text:c="6"/>40 </text:span></text:p>
      <text:p text:style-name="P1"><text:span text:style-name="T1">22.64123 22.07346 23.89783 23.03518 22.93899 25.02157 24.86307 24.46590 </text:span></text:p>
      <text:p text:style-name="P1"><text:span text:style-name="T1"><text:s text:c="6"/>41 <text:s text:c="6"/>42 <text:s text:c="6"/>43 <text:s text:c="6"/>44 <text:s text:c="6"/>45 <text:s text:c="6"/>46 <text:s text:c="6"/>47 <text:s text:c="6"/>48 </text:span></text:p>
      <text:p text:style-name="P1"><text:span text:style-name="T1">23.96459 23.08360 24.22201 24.41003 23.14588 24.55966 25.18029 27.23471 </text:span></text:p>
      <text:p text:style-name="P1"><text:span text:style-name="T1"><text:s text:c="6"/>49 <text:s text:c="6"/>50 <text:s text:c="6"/>51 <text:s text:c="6"/>52 <text:s text:c="6"/>53 <text:s text:c="6"/>54 <text:s text:c="6"/>55 <text:s text:c="6"/>56 </text:span></text:p>
      <text:p text:style-name="P1"><text:span text:style-name="T1">26.50286 26.68605 27.07328 27.44729 26.75520 25.66873 24.46273 26.10731 </text:span></text:p>
      <text:p text:style-name="P1"><text:span text:style-name="T1"><text:s text:c="6"/>57 <text:s text:c="6"/>58 <text:s text:c="6"/>59 <text:s text:c="6"/>60 <text:s text:c="6"/>61 <text:s text:c="6"/>62 <text:s text:c="6"/>63 <text:s text:c="6"/>64 </text:span></text:p>
      <text:p text:style-name="P1"><text:span text:style-name="T1">27.07256 27.43205 28.16455 28.19494 28.09844 27.33590 27.72610 26.37803 </text:span></text:p>
      <text:p text:style-name="P1"><text:span text:style-name="T1"><text:s text:c="6"/>65 <text:s text:c="6"/>66 <text:s text:c="6"/>67 <text:s text:c="6"/>68 <text:s text:c="6"/>69 <text:s text:c="6"/>70 <text:s text:c="6"/>71 <text:s text:c="6"/>72 </text:span></text:p>
      <text:p text:style-name="P1"><text:span text:style-name="T1">25.82449 25.40576 26.56743 25.95272 27.21233 27.26770 26.82168 28.05982 </text:span></text:p>
      <text:p text:style-name="P1"><text:span text:style-name="T1"><text:s text:c="6"/>73 <text:s text:c="6"/>74 <text:s text:c="6"/>75 <text:s text:c="6"/>76 <text:s text:c="6"/>77 <text:s text:c="6"/>78 <text:s text:c="6"/>79 <text:s text:c="6"/>80 </text:span></text:p>
      <text:p text:style-name="P1"><text:span text:style-name="T1">28.78449 27.75363 27.13966 29.15530 27.90304 27.13465 27.44999 27.05974 </text:span></text:p>
      <text:p text:style-name="P1"><text:span text:style-name="T1"><text:s text:c="6"/>81 <text:s text:c="6"/>82 <text:s text:c="6"/>83 <text:s text:c="6"/>84 <text:s text:c="6"/>85 <text:s text:c="6"/>86 <text:s text:c="6"/>87 <text:s text:c="6"/>88 </text:span></text:p>
      <text:p text:style-name="P1"><text:span text:style-name="T1">27.38476 30.53709 29.84544 28.25408 29.42289 28.66849 28.96699 29.80390 </text:span></text:p>
      <text:p text:style-name="P1"><text:span text:style-name="T1"><text:s text:c="6"/>89 <text:s text:c="6"/>90 <text:s text:c="6"/>91 <text:s text:c="6"/>92 <text:s text:c="6"/>93 <text:s text:c="6"/>94 <text:s text:c="6"/>95 <text:s text:c="6"/>96 </text:span></text:p>
      <text:p text:style-name="P1"><text:span text:style-name="T1">29.90401 30.98425 31.65726 32.49676 32.59984 31.35616 29.45985 32.13233 </text:span></text:p>
      <text:p text:style-name="P1"><text:span text:style-name="T1"><text:s text:c="6"/>97 <text:s text:c="6"/>98 <text:s text:c="6"/>99 <text:s text:c="5"/>100 <text:s text:c="5"/>101 <text:s text:c="5"/>102 <text:s text:c="5"/>103 <text:s text:c="5"/>104 </text:span></text:p>
      <text:p text:style-name="P1"><text:span text:style-name="T1">31.04399 29.43587 28.67832 29.96819 30.27035 31.06118 31.54135 31.79426 </text:span></text:p>
      <text:p text:style-name="P1"><text:span text:style-name="T1"><text:s text:c="5"/>105 <text:s text:c="5"/>106 <text:s text:c="5"/>107 <text:s text:c="5"/>108 <text:s text:c="5"/>109 <text:s text:c="5"/>110 <text:s text:c="5"/>111 <text:s text:c="5"/>112 </text:span></text:p>
      <text:p text:style-name="P1"><text:span text:style-name="T1">31.70265 29.60330 29.87287 29.90197 31.20711 29.44761 29.07622 29.79643 </text:span></text:p>
      <text:p text:style-name="P1"><text:span text:style-name="T1"><text:s text:c="5"/>113 <text:s text:c="5"/>114 <text:s text:c="5"/>115 <text:s text:c="5"/>116 <text:s text:c="5"/>117 <text:s text:c="5"/>118 <text:s text:c="5"/>119 <text:s text:c="5"/>120 </text:span></text:p>
      <text:p text:style-name="P1"><text:span text:style-name="T1">30.74560 30.08293 29.85010 30.69569 31.45020 30.02303 30.24715 29.87472 </text:span></text:p>
      <text:p text:style-name="P1"><text:span text:style-name="T1"><text:s text:c="5"/>121 <text:s text:c="5"/>122 <text:s text:c="5"/>123 <text:s text:c="5"/>124 <text:s text:c="5"/>125 <text:s text:c="5"/>126 <text:s text:c="5"/>127 <text:s text:c="5"/>128 </text:span></text:p>
      <text:p text:style-name="P1"><text:span text:style-name="T1">29.22722 29.59861 30.97312 29.49593 29.88596 29.36517 31.08542 31.11711 </text:span></text:p>
      <text:p text:style-name="P1"><text:span text:style-name="T1"><text:s text:c="5"/>129 <text:s text:c="5"/>130 <text:s text:c="5"/>131 <text:s text:c="5"/>132 <text:s text:c="5"/>133 <text:s text:c="5"/>134 <text:s text:c="5"/>135 <text:s text:c="5"/>136 </text:span></text:p>
      <text:p text:style-name="P1"><text:span text:style-name="T1">29.08603 31.44370 29.89036 29.97493 30.08766 30.51693 30.32394 30.51340 </text:span></text:p>
      <text:p text:style-name="P1"><text:span text:style-name="T1"><text:s text:c="5"/>137 <text:s text:c="5"/>138 <text:s text:c="5"/>139 <text:s text:c="5"/>140 <text:s text:c="5"/>141 <text:s text:c="5"/>142 <text:s text:c="5"/>143 <text:s text:c="5"/>144 </text:span></text:p>
      <text:p text:style-name="P1"><text:span text:style-name="T1">30.40444 30.71548 30.60714 30.02078 31.69121 30.79791 30.69654 31.72662 </text:span></text:p>
      <text:p text:style-name="P1"><text:span text:style-name="T1"><text:s text:c="5"/>145 <text:s text:c="5"/>146 <text:s text:c="5"/>147 <text:s text:c="5"/>148 <text:s text:c="5"/>149 <text:s text:c="5"/>150 <text:s text:c="5"/>151 <text:s text:c="5"/>152 </text:span></text:p>
      <text:p text:style-name="P1"><text:span text:style-name="T1">31.17365 31.19477 30.73311 31.53953 31.23061 31.25966 30.81459 31.16451 </text:span></text:p>
      <text:p text:style-name="P1"><text:span text:style-name="T1"><text:s text:c="5"/>153 <text:s text:c="5"/>154 <text:s text:c="5"/>155 <text:s text:c="5"/>156 <text:s text:c="5"/>157 <text:s text:c="5"/>158 <text:s text:c="5"/>159 <text:s text:c="5"/>160 </text:span></text:p>
      <text:p text:style-name="P1"><text:span text:style-name="T1">31.16939 31.68965 30.99752 31.69227 32.02916 32.24602 31.86713 31.43375 </text:span></text:p>
      <text:p text:style-name="P1"><text:span text:style-name="T1"><text:s text:c="5"/>161 <text:s text:c="5"/>162 <text:s text:c="5"/>163 <text:s text:c="5"/>164 <text:s text:c="5"/>165 <text:s text:c="5"/>166 <text:s text:c="5"/>167 <text:s text:c="5"/>168 </text:span></text:p>
      <text:p text:style-name="P1"><text:span text:style-name="T1">31.58828 31.46980 31.40901 30.80375 31.05796 31.12484 31.52462 31.23669 </text:span></text:p>
      <text:p text:style-name="P1"><text:span text:style-name="T1"><text:s text:c="5"/>169 <text:s text:c="5"/>170 <text:s text:c="5"/>171 <text:s text:c="5"/>172 <text:s text:c="5"/>173 <text:s text:c="5"/>174 <text:s text:c="5"/>175 <text:s text:c="5"/>176 </text:span></text:p>
      <text:p text:style-name="P1"><text:span text:style-name="T1">32.58469 33.65546 31.72160 31.18244 30.15153 30.21654 29.48962 30.07298 </text:span></text:p>
      <text:p text:style-name="P1"><text:span text:style-name="T1"><text:s text:c="5"/>177 <text:s text:c="5"/>178 <text:s text:c="5"/>179 <text:s text:c="5"/>180 <text:s text:c="5"/>181 <text:s text:c="5"/>182 <text:s text:c="5"/>183 <text:s text:c="5"/>184 </text:span></text:p>
      <text:p text:style-name="P1"><text:span text:style-name="T1">28.87532 28.50473 28.61581 29.25962 29.08368 29.74174 29.67508 27.26913 </text:span></text:p>
      <text:p text:style-name="P1"><text:span text:style-name="T1"><text:s text:c="5"/>185 <text:s text:c="5"/>186 <text:s text:c="5"/>187 <text:s text:c="5"/>188 <text:s text:c="5"/>189 <text:s text:c="5"/>190 <text:s text:c="5"/>191 <text:s text:c="5"/>192 </text:span></text:p>
      <text:p text:style-name="P1"><text:span text:style-name="T1">28.71903 29.10665 28.02876 28.65129 27.51170 27.37704 26.91421 27.10807 </text:span></text:p>
      <text:p text:style-name="P1"><text:span text:style-name="T1"><text:s text:c="5"/>193 <text:s text:c="5"/>194 <text:s text:c="5"/>195 <text:s text:c="5"/>196 <text:s text:c="5"/>197 <text:s text:c="5"/>198 <text:s text:c="5"/>199 <text:s text:c="5"/>200 </text:span></text:p>
      <text:p text:style-name="P1"><text:soft-page-break/><text:span text:style-name="T1">27.57029 28.77155 27.20029 27.09230 25.86738 27.63204 26.59708 27.58391 </text:span></text:p>
      <text:p text:style-name="P1"><text:span text:style-name="T1"><text:s text:c="5"/>201 <text:s text:c="5"/>202 <text:s text:c="5"/>203 <text:s text:c="5"/>204 <text:s text:c="5"/>205 <text:s text:c="5"/>206 <text:s text:c="5"/>207 <text:s text:c="5"/>208 </text:span></text:p>
      <text:p text:style-name="P1"><text:span text:style-name="T1">26.74700 26.05116 25.64455 26.90624 25.57002 26.77021 26.85839 27.58832 </text:span></text:p>
      <text:p text:style-name="P1"><text:span text:style-name="T1"><text:s text:c="5"/>209 <text:s text:c="5"/>210 <text:s text:c="5"/>211 <text:s text:c="5"/>212 <text:s text:c="5"/>213 <text:s text:c="5"/>214 <text:s text:c="5"/>215 <text:s text:c="5"/>216 </text:span></text:p>
      <text:p text:style-name="P1"><text:span text:style-name="T1">28.43260 28.05311 27.87727 28.84260 27.70858 27.72317 28.82227 28.28054 </text:span></text:p>
      <text:p text:style-name="P1"><text:span text:style-name="T1"><text:s text:c="5"/>217 <text:s text:c="5"/>218 <text:s text:c="5"/>219 <text:s text:c="5"/>220 <text:s text:c="5"/>221 <text:s text:c="5"/>222 <text:s text:c="5"/>223 <text:s text:c="5"/>224 </text:span></text:p>
      <text:p text:style-name="P1"><text:span text:style-name="T1">28.73214 28.03030 28.13985 28.29669 28.20595 28.95798 28.28645 28.17537 </text:span></text:p>
      <text:p text:style-name="P1"><text:span text:style-name="T1"><text:s text:c="5"/>225 <text:s text:c="5"/>226 <text:s text:c="5"/>227 <text:s text:c="5"/>228 <text:s text:c="5"/>229 <text:s text:c="5"/>230 <text:s text:c="5"/>231 <text:s text:c="5"/>232 </text:span></text:p>
      <text:p text:style-name="P1"><text:span text:style-name="T1">29.22988 28.62497 28.19845 28.66995 27.99741 29.40597 29.69588 29.49318 </text:span></text:p>
      <text:p text:style-name="P1"><text:span text:style-name="T1"><text:s text:c="5"/>233 <text:s text:c="5"/>234 <text:s text:c="5"/>235 <text:s text:c="5"/>236 <text:s text:c="5"/>237 <text:s text:c="5"/>238 <text:s text:c="5"/>239 <text:s text:c="5"/>240 </text:span></text:p>
      <text:p text:style-name="P1"><text:span text:style-name="T1">28.85531 29.14035 30.26528 29.99982 30.56860 26.89382 26.93445 24.30725 </text:span></text:p>
      <text:p text:style-name="P1"><text:span text:style-name="T1"><text:s text:c="5"/>241 <text:s text:c="5"/>242 <text:s text:c="5"/>243 <text:s text:c="5"/>244 <text:s text:c="5"/>245 <text:s text:c="5"/>246 <text:s text:c="5"/>247 <text:s text:c="5"/>248 </text:span></text:p>
      <text:p text:style-name="P1"><text:span text:style-name="T1">24.42377 25.76856 27.68641 28.29785 28.97680 25.40344 27.65476 29.12224 </text:span></text:p>
      <text:p text:style-name="P1"><text:span text:style-name="T1"><text:s text:c="5"/>249 <text:s text:c="5"/>250 <text:s text:c="5"/>251 <text:s text:c="5"/>252 <text:s text:c="5"/>253 <text:s text:c="5"/>254 <text:s text:c="5"/>255 <text:s text:c="5"/>256 </text:span></text:p>
      <text:p text:style-name="P1"><text:span text:style-name="T1">29.15385 28.22026 28.84904 29.26758 29.11958 28.80714 29.79416 30.00200 </text:span></text:p>
      <text:p text:style-name="P1"><text:span text:style-name="T1"><text:s text:c="5"/>257 <text:s text:c="5"/>258 <text:s text:c="5"/>259 <text:s text:c="5"/>260 <text:s text:c="5"/>261 <text:s text:c="5"/>262 <text:s text:c="5"/>263 <text:s text:c="5"/>264 </text:span></text:p>
      <text:p text:style-name="P1"><text:span text:style-name="T1">30.19063 29.59904 29.90245 29.37293 30.04837 30.16154 29.07207 29.51265 </text:span></text:p>
      <text:p text:style-name="P1"><text:span text:style-name="T1"><text:s text:c="5"/>265 <text:s text:c="5"/>266 <text:s text:c="5"/>267 <text:s text:c="5"/>268 <text:s text:c="5"/>269 <text:s text:c="5"/>270 <text:s text:c="5"/>271 <text:s text:c="5"/>272 </text:span></text:p>
      <text:p text:style-name="P1"><text:span text:style-name="T1">30.24567 29.79194 28.31023 30.09457 30.03653 30.98274 30.57974 30.79937 </text:span></text:p>
      <text:p text:style-name="P1"><text:span text:style-name="T1"><text:s text:c="5"/>273 <text:s text:c="5"/>274 <text:s text:c="5"/>275 <text:s text:c="5"/>276 <text:s text:c="5"/>277 <text:s text:c="5"/>278 <text:s text:c="5"/>279 <text:s text:c="5"/>280 </text:span></text:p>
      <text:p text:style-name="P1"><text:span text:style-name="T1">30.22277 32.04356 32.73435 33.50539 28.35430 26.29278 28.22601 28.12839 </text:span></text:p>
      <text:p text:style-name="P1"><text:span text:style-name="T1"><text:s text:c="5"/>281 <text:s text:c="5"/>282 <text:s text:c="5"/>283 <text:s text:c="5"/>284 <text:s text:c="5"/>285 <text:s text:c="5"/>286 <text:s text:c="5"/>287 <text:s text:c="5"/>288 </text:span></text:p>
      <text:p text:style-name="P1"><text:span text:style-name="T1">29.33865 28.79673 27.14759 26.47235 27.85496 27.87608 28.33843 29.40134 </text:span></text:p>
      <text:p text:style-name="P1"><text:span text:style-name="T1"><text:s text:c="5"/>289 <text:s text:c="5"/>290 <text:s text:c="5"/>291 <text:s text:c="5"/>292 <text:s text:c="5"/>293 <text:s text:c="5"/>294 <text:s text:c="5"/>295 <text:s text:c="5"/>296 </text:span></text:p>
      <text:p text:style-name="P1"><text:span text:style-name="T1">28.47694 28.14100 26.81904 27.33113 26.38151 27.33046 27.03092 26.38163 </text:span></text:p>
      <text:p text:style-name="P1"><text:span text:style-name="T1"><text:s text:c="5"/>297 <text:s text:c="5"/>298 <text:s text:c="5"/>299 <text:s text:c="5"/>300 <text:s text:c="5"/>301 <text:s text:c="5"/>302 <text:s text:c="5"/>303 <text:s text:c="5"/>304 </text:span></text:p>
      <text:p text:style-name="P1"><text:span text:style-name="T1">26.47437 25.97933 25.96996 24.09204 26.37788 28.14617 27.73624 26.33795 </text:span></text:p>
      <text:p text:style-name="P1"><text:span text:style-name="T1"><text:s text:c="5"/>305 <text:s text:c="5"/>306 <text:s text:c="5"/>307 <text:s text:c="5"/>308 <text:s text:c="5"/>309 <text:s text:c="5"/>310 <text:s text:c="5"/>311 <text:s text:c="5"/>312 </text:span></text:p>
      <text:p text:style-name="P1"><text:span text:style-name="T1">25.53753 27.26546 26.90551 26.24024 27.19965 27.51387 29.37834 30.91032 </text:span></text:p>
      <text:p text:style-name="P1"><text:span text:style-name="T1"><text:s text:c="5"/>313 <text:s text:c="5"/>314 <text:s text:c="5"/>315 <text:s text:c="5"/>316 <text:s text:c="5"/>317 <text:s text:c="5"/>318 <text:s text:c="5"/>319 <text:s text:c="5"/>320 </text:span></text:p>
      <text:p text:style-name="P1"><text:span text:style-name="T1">31.37219 25.46475 21.85612 21.40176 22.75792 26.29256 26.33332 26.35879 </text:span></text:p>
      <text:p text:style-name="P1"><text:span text:style-name="T1"><text:s text:c="5"/>321 <text:s text:c="5"/>322 <text:s text:c="5"/>323 <text:s text:c="5"/>324 <text:s text:c="5"/>325 <text:s text:c="5"/>326 <text:s text:c="5"/>327 <text:s text:c="5"/>328 </text:span></text:p>
      <text:p text:style-name="P1"><text:span text:style-name="T1">26.63986 26.68889 26.41029 26.31902 24.63691 27.16160 27.71165 26.24933 </text:span></text:p>
      <text:p text:style-name="P1"><text:span text:style-name="T1"><text:s text:c="5"/>329 <text:s text:c="5"/>330 <text:s text:c="5"/>331 <text:s text:c="5"/>332 <text:s text:c="5"/>333 <text:s text:c="5"/>334 <text:s text:c="5"/>335 <text:s text:c="5"/>336 </text:span></text:p>
      <text:p text:style-name="P1"><text:span text:style-name="T1">25.56994 25.58826 27.38171 26.10190 25.23945 24.12060 24.83703 24.50135 </text:span></text:p>
      <text:p text:style-name="P1"><text:span text:style-name="T1"><text:s text:c="5"/>337 <text:s text:c="5"/>338 <text:s text:c="5"/>339 <text:s text:c="5"/>340 <text:s text:c="5"/>341 <text:s text:c="5"/>342 <text:s text:c="5"/>343 <text:s text:c="5"/>344 </text:span></text:p>
      <text:p text:style-name="P1"><text:span text:style-name="T1">25.82658 22.64031 23.95733 26.52519 25.37537 23.18827 24.44674 24.61744 </text:span></text:p>
      <text:p text:style-name="P1"><text:span text:style-name="T1"><text:s text:c="5"/>345 <text:s text:c="5"/>346 <text:s text:c="5"/>347 <text:s text:c="5"/>348 <text:s text:c="5"/>349 <text:s text:c="5"/>350 <text:s text:c="5"/>351 <text:s text:c="5"/>352 </text:span></text:p>
      <text:p text:style-name="P1"><text:span text:style-name="T1">26.92006 26.02388 24.84117 25.84013 24.66600 25.13763 24.68961 23.52746 </text:span></text:p>
      <text:p text:style-name="P1"><text:span text:style-name="T1"><text:s text:c="5"/>353 <text:s text:c="5"/>354 <text:s text:c="5"/>355 <text:s text:c="5"/>356 <text:s text:c="5"/>357 <text:s text:c="5"/>358 <text:s text:c="5"/>359 <text:s text:c="5"/>360 </text:span></text:p>
      <text:p text:style-name="P1"><text:span text:style-name="T1">26.09904 27.88161 27.63549 26.04309 26.22888 24.90400 24.17687 23.60181 </text:span></text:p>
      <text:p text:style-name="P1"><text:span text:style-name="T1"><text:s text:c="5"/>361 <text:s text:c="5"/>362 <text:s text:c="5"/>363 <text:s text:c="5"/>364 <text:s text:c="5"/>365 </text:span></text:p>
      <text:p text:style-name="P1"><text:span text:style-name="T1">23.89682 23.32805 20.61904 22.09702 22.35145 </text:span></text:p>
      <text:p text:style-name="P1"><text:span text:style-name="T1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puter1 </meta:initial-creator>
    <meta:creation-date>2013-06-18T15:46:59</meta:creation-date>
    <dc:date>2013-06-18T15:47:20</dc:date>
    <dc:creator>Computer1 </dc:creator>
    <meta:editing-duration>P0D</meta:editing-duration>
    <meta:editing-cycles>1</meta:editing-cycles>
    <meta:document-statistic meta:table-count="0" meta:image-count="0" meta:object-count="0" meta:page-count="3" meta:paragraph-count="124" meta:word-count="952" meta:character-count="8217" meta:non-whitespace-character-count="5171"/>
    <meta:generator>LibreOffice/3.6$Linux_X86_64 LibreOffice_project/360m1$Build-2</meta:generator>
  </office:meta>
</office:document-meta>
</file>